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108" calcext:value-type="float">
            <text:p>8.4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628" calcext:value-type="float">
            <text:p>11.88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4376" calcext:value-type="float">
            <text:p>10.3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50894609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